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4919c"/>
    </style:style>
    <style:style style:name="P2" style:family="paragraph" style:parent-style-name="Standard">
      <style:text-properties officeooo:rsid="000fa15c" officeooo:paragraph-rsid="0014919c"/>
    </style:style>
    <style:style style:name="P3" style:family="paragraph" style:parent-style-name="Standard">
      <style:text-properties officeooo:rsid="00104249" officeooo:paragraph-rsid="0014919c"/>
    </style:style>
    <style:style style:name="P4" style:family="paragraph" style:parent-style-name="Standard">
      <style:text-properties officeooo:rsid="00127a8d" officeooo:paragraph-rsid="0014919c"/>
    </style:style>
    <style:style style:name="P5" style:family="paragraph" style:parent-style-name="Standard">
      <style:text-properties officeooo:rsid="00137793" officeooo:paragraph-rsid="0014919c"/>
    </style:style>
    <style:style style:name="P6" style:family="paragraph" style:parent-style-name="Standard">
      <style:text-properties officeooo:paragraph-rsid="0014919c"/>
    </style:style>
    <style:style style:name="P7" style:family="paragraph" style:parent-style-name="Heading_20_1">
      <style:text-properties fo:font-weight="bold" officeooo:paragraph-rsid="0014919c" style:font-weight-asian="bold" style:font-weight-complex="bold"/>
    </style:style>
    <style:style style:name="P8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14919c" style:font-style-asian="italic" style:font-weight-asian="bold"/>
    </style:style>
    <style:style style:name="P9" style:family="paragraph" style:parent-style-name="Heading_20_2">
      <style:text-properties fo:font-weight="bold" officeooo:paragraph-rsid="0014919c" style:font-weight-asian="bold"/>
    </style:style>
    <style:style style:name="P10" style:family="paragraph" style:parent-style-name="Heading_20_2">
      <style:text-properties officeooo:rsid="00254f5a" officeooo:paragraph-rsid="0014919c"/>
    </style:style>
    <style:style style:name="P11" style:family="paragraph" style:parent-style-name="Heading_20_2">
      <style:text-properties officeooo:paragraph-rsid="0014919c"/>
    </style:style>
    <style:style style:name="P12" style:family="paragraph" style:parent-style-name="List_20_Paragraph" style:list-style-name="WWNum1">
      <style:text-properties officeooo:rsid="0015d1d3" officeooo:paragraph-rsid="0014919c"/>
    </style:style>
    <style:style style:name="P13" style:family="paragraph" style:parent-style-name="List_20_Paragraph" style:list-style-name="WWNum1">
      <style:text-properties officeooo:paragraph-rsid="0014919c"/>
    </style:style>
    <style:style style:name="T1" style:family="text">
      <style:text-properties officeooo:rsid="0005ecf5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10" style:family="text">
      <style:text-properties officeooo:rsid="00149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January 2020</text:span> templat<text:span text:style-name="T10">e</text:span></text:h>
      <text:h text:style-name="P9" text:outline-level="2">Table of contents<text:bookmark text:name="_GoBack"/></text:h>
      <text:list xml:id="list1717912788" text:style-name="WWNum1">
        <text:list-item>
          <text:p text:style-name="P12"><text:a xlink:type="simple" xlink:href="#Today |outline" text:style-name="Internet_20_link" text:visited-style-name="Visited_20_Internet_20_Link">today</text:a></text:p>
        </text:list-item>
        <text:list-item>
          <text:p text:style-name="P13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3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6">#### Words total</text:p>
      <text:h text:style-name="P10" text:outline-level="2">Today </text:h>
      <text:p text:style-name="P1"/>
      <text:h text:style-name="P11" text:outline-level="2"><text:bookmark text:name="_End_of_day"/>End of day (outro)</text:h>
      <text:p text:style-name="P6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5">. (PLEASE READ OUTRO TO LEARN IMPORTANT INFO ABOUT TODAYS DOCUMENT) </text:span><text:span text:style-name="T6">Outro is obsolete. Some references may remain, but you should always read previous documents first. Don’t take content out of context.</text:span></text:p>
      <text:p text:style-name="P2"><text:span text:style-name="T6">A</text:span><text:span text:style-name="T5">lso, make sure to read overnight and daytime notes as well for more context, along with associated dates of new image, video, and other media data, such as screenshots, reddit, </text:span><text:span text:style-name="T7">camera, and more.</text:span></text:p>
      <text:p text:style-name="P3"><text:span text:style-name="T7">T</text:span><text:span text:style-name="T5">his journal is a very advanced structure, but strives for accuracy.</text:span></text:p>
      <text:p text:style-name="P4"><text:span text:style-name="T5">Daily journaling started on September 27</text:span><text:span text:style-name="T3">th</text:span><text:span text:style-name="T5"> 2016, entries before then are backed up with date data, and </text:span><text:span text:style-name="T8">don’t cover everything yet, I am still working on archiving older data.</text:span></text:p>
      <text:p text:style-name="P5"><text:span text:style-name="T8">I</text:span><text:span text:style-name="T5">mages aren’t spammed in journaling since the </text:span><text:span text:style-name="T9">December 28</text:span><text:span text:style-name="T4">th</text:span><text:span text:style-name="T9"> 2018 document, as it became excessive. This was the worst issue in December of 2018.</text:span></text:p>
      <text:h text:style-name="P7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1:32:06.353000000</meta:creation-date>
    <dc:date>2020-01-01T11:32:44.562000000</dc:date>
    <meta:editing-duration>PT39S</meta:editing-duration>
    <meta:editing-cycles>1</meta:editing-cycles>
    <meta:document-statistic meta:table-count="0" meta:image-count="0" meta:object-count="0" meta:page-count="1" meta:paragraph-count="14" meta:word-count="291" meta:character-count="1649" meta:non-whitespace-character-count="1374"/>
    <meta:generator>LibreOffice/6.1.2.1$Windows_X86_64 LibreOffice_project/65905a128db06ba48db947242809d14d3f9a93fe</meta:generator>
  </office:meta>
</office:document-meta>
</file>